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solid" draw:fill-color="#f8cba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36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36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369">
      <style:graphic-properties draw:fill="none" draw:stroke="dash" draw:stroke-dash="a368" svg:stroke-width="0.00694in" svg:stroke-color="#4472c4" svg:stroke-opacity="100%" draw:stroke-linejoin="miter" svg:stroke-linecap="butt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draw:fill="none" draw:stroke="dash" draw:stroke-dash="a336" svg:stroke-width="0.00694in" svg:stroke-color="#4472c4" svg:stroke-opacity="100%" draw:stroke-linejoin="miter" svg:stroke-linecap="butt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f8cba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f8cba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0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draw:fill="none" draw:stroke="dash" draw:stroke-dash="a391" svg:stroke-width="0.00694in" svg:stroke-color="#4472c4" svg:stroke-opacity="100%" draw:stroke-linejoin="miter" svg:stroke-linecap="butt"/>
    </style:style>
    <style:style style:family="graphic" style:name="a34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center" draw:fill="solid" draw:fill-color="#f8cba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connector draw:type="line" svg:x1="6.6672in" svg:y1="1.07535in" svg:x2="6.6672in" svg:y2="5.0322in" draw:id="id63" draw:style-name="a337" draw:name="Gerader Verbinder 41">
          <svg:title/>
          <svg:desc/>
        </draw:connector>
        <draw:g draw:name="Gruppieren 24" draw:id="id64">
          <svg:title/>
          <svg:desc/>
          <draw:custom-shape svg:x="4.39015in" svg:y="1.25492in" svg:width="0.10245in" svg:height="0.10245in" draw:id="id79" draw:style-name="a372" draw:name="Ellipse 17">
            <svg:title/>
            <svg:desc/>
            <text:p text:style-name="a371" text:class-names="" text:cond-style-name=""><text:span text:style-name="a37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8.85804in" svg:y="1.25492in" svg:width="0.10245in" svg:height="0.10245in" draw:id="id80" draw:style-name="a375" draw:name="Ellipse 18">
            <svg:title/>
            <svg:desc/>
            <text:p text:style-name="a374" text:class-names="" text:cond-style-name=""><text:span text:style-name="a37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48724in" svg:y="1.25492in" svg:width="4.3708in" svg:height="0.10245in" draw:id="id81" draw:style-name="a378" draw:name="Rechteck 19">
            <svg:title/>
            <svg:desc/>
            <text:p text:style-name="a377" text:class-names="" text:cond-style-name=""><text:span text:style-name="a37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58663in" svg:y="1.25492in" svg:width="0.10245in" svg:height="0.10245in" draw:id="id82" draw:style-name="a381" draw:name="Rechteck 20">
            <svg:title/>
            <svg:desc/>
            <text:p text:style-name="a380" text:class-names="" text:cond-style-name=""><text:span text:style-name="a37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64321in" svg:y="1.25492in" svg:width="0.10245in" svg:height="0.10245in" draw:id="id83" draw:style-name="a384" draw:name="Rechteck 21">
            <svg:title/>
            <svg:desc/>
            <text:p text:style-name="a383" text:class-names="" text:cond-style-name=""><text:span text:style-name="a3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2516in" svg:y="1.26563in" svg:width="0.35933in" svg:height="0.09174in" draw:id="id84" draw:style-name="a387" draw:name="Rechteck 22">
            <svg:title/>
            <svg:desc/>
            <text:p text:style-name="a386" text:class-names="" text:cond-style-name=""><text:span text:style-name="a38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16614in" svg:y="1.26027in" svg:width="0.35933in" svg:height="0.09174in" draw:id="id85" draw:style-name="a390" draw:name="Rechteck 23">
            <svg:title/>
            <svg:desc/>
            <text:p text:style-name="a389" text:class-names="" text:cond-style-name=""><text:span text:style-name="a38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9.21206in" svg:y1="1.30835in" svg:x2="4.12022in" svg:y2="1.30835in" draw:id="id86" draw:style-name="a392" draw:name="Gerader Verbinder 44">
            <svg:title/>
            <svg:desc/>
          </draw:connector>
        </draw:g>
        <draw:g draw:name="Gruppieren 25" draw:id="id65">
          <svg:title/>
          <svg:desc/>
          <draw:custom-shape svg:x="4.51742in" svg:y="2.38594in" svg:width="4.37615in" svg:height="1.59633in" draw:id="id66" draw:style-name="a340" draw:name="Rechteck 3">
            <svg:title/>
            <svg:desc/>
            <text:p text:style-name="a339" text:class-names="" text:cond-style-name=""><text:span text:style-name="a33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41498in" svg:y="1.80795in" svg:width="0.10245in" svg:height="2.72477in" draw:id="id67" draw:style-name="a343" draw:name="Rechteck 4">
            <svg:title/>
            <svg:desc/>
            <text:p text:style-name="a342" text:class-names="" text:cond-style-name=""><text:span text:style-name="a34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5534in" svg:y="2.22997in" svg:width="0.35933in" svg:height="0.15596in" draw:id="id68" draw:style-name="a346" draw:name="Rechteck 5">
            <svg:title/>
            <svg:desc/>
            <text:p text:style-name="a345" text:class-names="" text:cond-style-name=""><text:span text:style-name="a34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5534in" svg:y="3.98226in" svg:width="0.35933in" svg:height="0.15596in" draw:id="id69" draw:style-name="a349" draw:name="Rechteck 6">
            <svg:title/>
            <svg:desc/>
            <text:p text:style-name="a348" text:class-names="" text:cond-style-name=""><text:span text:style-name="a34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89357in" svg:y="1.80795in" svg:width="0.10245in" svg:height="2.72477in" draw:id="id70" draw:style-name="a352" draw:name="Rechteck 7">
            <svg:title/>
            <svg:desc/>
            <text:p text:style-name="a351" text:class-names="" text:cond-style-name=""><text:span text:style-name="a35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19632in" svg:y="2.22997in" svg:width="0.35933in" svg:height="0.15596in" draw:id="id71" draw:style-name="a355" draw:name="Rechteck 8">
            <svg:title/>
            <svg:desc/>
            <text:p text:style-name="a354" text:class-names="" text:cond-style-name=""><text:span text:style-name="a35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19632in" svg:y="3.98685in" svg:width="0.35933in" svg:height="0.15596in" draw:id="id72" draw:style-name="a358" draw:name="Rechteck 9">
            <svg:title/>
            <svg:desc/>
            <text:p text:style-name="a357" text:class-names="" text:cond-style-name=""><text:span text:style-name="a35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1681in" svg:y="2.38594in" svg:width="0.10245in" svg:height="1.58257in" draw:id="id73" draw:style-name="a361" draw:name="Rechteck 14">
            <svg:title/>
            <svg:desc/>
            <text:p text:style-name="a360" text:class-names="" text:cond-style-name=""><text:span text:style-name="a35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67339in" svg:y="2.38594in" svg:width="0.10245in" svg:height="1.58257in" draw:id="id74" draw:style-name="a364" draw:name="Rechteck 15">
            <svg:title/>
            <svg:desc/>
            <text:p text:style-name="a363" text:class-names="" text:cond-style-name=""><text:span text:style-name="a36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4.71926in" svg:y1="3.17033in" svg:x2="8.67339in" svg:y2="3.17033in" draw:id="id75" draw:style-name="a365" draw:name="Gerader Verbinder 27">
            <svg:title/>
            <svg:desc/>
          </draw:connector>
          <draw:connector draw:type="line" svg:x1="4.61681in" svg:y1="3.17722in" draw:start-shape="id73" draw:start-glue-point="3" svg:x2="4.51743in" svg:y2="3.17034in" draw:end-shape="id67" draw:end-glue-point="1" draw:id="id76" draw:style-name="a366" draw:name="Gerader Verbinder 34">
            <svg:title/>
            <svg:desc/>
          </draw:connector>
          <draw:connector draw:type="line" svg:x1="8.77584in" svg:y1="3.17722in" draw:start-shape="id74" draw:start-glue-point="1" svg:x2="8.89357in" svg:y2="3.17034in" draw:end-shape="id70" draw:end-glue-point="3" draw:id="id77" draw:style-name="a367" draw:name="Gerader Verbinder 36">
            <svg:title/>
            <svg:desc/>
          </draw:connector>
          <draw:connector draw:type="line" svg:x1="3.9572in" svg:y1="3.17033in" svg:x2="9.58985in" svg:y2="3.17033in" draw:id="id78" draw:style-name="a369" draw:name="Gerader Verbinder 46">
            <svg:title/>
            <svg:desc/>
          </draw:connector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91" draw:style="rect" draw:dots1="1" draw:dots1-length="0.02083in" draw:dots2="1" draw:dots2-length="0.00694in" draw:distance="0.02083in"/>
    <draw:stroke-dash draw:name="a336" draw:style="rect" draw:dots1="1" draw:dots1-length="0.02083in" draw:dots2="1" draw:dots2-length="0.00694in" draw:distance="0.02083in"/>
    <draw:stroke-dash draw:name="a368" draw:style="rect" draw:dots1="1" draw:dots1-length="0.02083in" draw:dots2="1" draw:dots2-length="0.00694in" draw:distance="0.0208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8.02.2018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8.02.2018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8.02.2018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8.02.2018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8.02.2018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8.02.2018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8.02.2018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8.02.2018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8.02.2018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8.02.2018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8.02.2018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8.02.2018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Dominik</meta:initial-creator>
    <dc:creator>picdom12@htlkaindorf.at</dc:creator>
    <meta:creation-date>2018-01-09T20:26:43Z</meta:creation-date>
    <dc:date>2018-02-18T14:41:35Z</dc:date>
    <meta:editing-cycles>1</meta:editing-cycles>
    <meta:editing-duration>PT0S</meta:editing-duration>
    <meta:document-statistic meta:paragraph-count="0" meta:word-count="0"/>
  </office:meta>
</office:document-meta>
</file>